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4.819cm"/>
    </style:style>
    <style:style style:name="Table1.5" style:family="table-row">
      <style:table-row-properties style:min-row-height="2.286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7" style:family="paragraph" style:parent-style-name="Table_20_Contents">
      <style:text-properties style:font-name="Times New Roman" fo:font-size="11pt" style:font-size-asian="11pt" style:font-size-complex="11pt"/>
    </style:style>
    <style:style style:name="P18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  <text:p text:style-name="P11"/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7"/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port_of_loading_id and o.port_of_loading_id.name or ''&gt;</text:placeholder></text:p>
            <text:p text:style-name="P11"/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/>
            <text:p text:style-name="P7"><text:s text:c="17"/><text:placeholder text:placeholder-type="text">&lt;o.lc_no or ''&gt;</text:placeholder><text:placeholder text:placeholder-type="text">&lt;o.sale_id.incoterms_id.code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FREIGHT:</text:p>
            <text:p text:style-name="P10">INSURANCE:</text:p>
            <text:p text:style-name="P10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9"><text:placeholder text:placeholder-type="text">&lt;o.insurance&gt;</text:placeholder>0/KG</text:p>
            <text:p text:style-name="P9">0.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9"><text:placeholder text:placeholder-type="text">&lt;round(o.insurance*line.quantity,2)&gt;</text:placeholder>0</text:p>
            <text:p text:style-name="P9">0.00</text:p>
            <text:p text:style-name="P12"/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soft-page-break/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<text:soft-page-break/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1:16:13</dc:date>
    <meta:editing-duration>PT14H15M34S</meta:editing-duration>
    <meta:editing-cycles>269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5" meta:word-count="209" meta:character-count="2479" meta:non-whitespace-character-count="2098"/>
  </office:meta>
</office:document-meta>
</file>